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456d" officeooo:paragraph-rsid="000f456d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0f456d" officeooo:paragraph-rsid="000f456d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371bb" officeooo:paragraph-rsid="001371bb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2150b2" officeooo:paragraph-rsid="0014cdbb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d1f5f" officeooo:paragraph-rsid="0014cdbb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38294" officeooo:paragraph-rsid="001603e3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2a567" officeooo:paragraph-rsid="001603e3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00d6c" officeooo:paragraph-rsid="001603e3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00d6c" officeooo:paragraph-rsid="0019da82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9da82" officeooo:paragraph-rsid="0019da82"/>
    </style:style>
    <style:style style:name="T1" style:family="text">
      <style:text-properties officeooo:rsid="0010f2ac"/>
    </style:style>
    <style:style style:name="T2" style:family="text">
      <style:text-properties officeooo:rsid="0014cdbb"/>
    </style:style>
    <style:style style:name="T3" style:family="text">
      <style:text-properties officeooo:rsid="00144dee"/>
    </style:style>
    <style:style style:name="T4" style:family="text">
      <style:text-properties officeooo:rsid="001603e3"/>
    </style:style>
    <style:style style:name="T5" style:family="text">
      <style:text-properties officeooo:rsid="0018aa1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AND <text:span text:style-name="T2">TERMINAL </text:span>LINUX</text:p>
      <text:p text:style-name="P1"/>
      <text:list xml:id="list1216579692" text:style-name="L1">
        <text:list-item>
          <text:p text:style-name="P2">chmod : untuk mengubah izin file</text:p>
        </text:list-item>
        <text:list-item>
          <text:p text:style-name="P9">sudo chmod +x <text:span text:style-name="T5">(nama program / aplikasi) : Ubah izin file instalasi agar dapat dieksekusi</text:span></text:p>
        </text:list-item>
        <text:list-item>
          <text:p text:style-name="P2">+x : operator untuk menambahkan izin eksekusi</text:p>
        </text:list-item>
        <text:list-item>
          <text:p text:style-name="P2">-<text:span text:style-name="T1">rf (recursive force) : untuk menghapus folder dan semua isinya secara permanen termasuk file yang tidak bisa di hapus secara normal</text:span></text:p>
        </text:list-item>
        <text:list-item>
          <text:p text:style-name="P3">sudo rm -rm (nama program/aplikasi) : untuk menghapus folder beserta isinya secara permanen</text:p>
        </text:list-item>
        <text:list-item>
          <text:p text:style-name="P3">sudo rm -r (nama file) : untuk menghapus file </text:p>
        </text:list-item>
        <text:list-item>
          <text:p text:style-name="P4">(nama <text:span text:style-name="T2">program/aplikasi</text:span>) cancel : <text:span text:style-name="T2">membatalkan proses</text:span></text:p>
        </text:list-item>
        <text:list-item>
          <text:p text:style-name="P5">./install.sh : menginstall aplikasi / perangkat lunak </text:p>
        </text:list-item>
        <text:list-item>
          <text:p text:style-name="P6">sudo dpkg -<text:span text:style-name="T3">r</text:span> (nama file) : meng<text:span text:style-name="T3">u</text:span>n<text:span text:style-name="T3">in</text:span>stall paket perangkat lunak dari file.deb di sistem linux</text:p>
        </text:list-item>
        <text:list-item>
          <text:p text:style-name="P6">sudo dpkg -i (nama file) : menginstall paket perangkat lunak dari file.deb di sistem linux</text:p>
        </text:list-item>
        <text:list-item>
          <text:p text:style-name="P7">sudo apt remove -r (nama aplikasi) : menghapus aplikasi dengan secara keseluruhan</text:p>
        </text:list-item>
        <text:list-item>
          <text:p text:style-name="P7">sudo apt remove (nama aplikasi) : menghapus aplikasi</text:p>
        </text:list-item>
        <text:list-item>
          <text:p text:style-name="P8">sudo shutdown -f : Mematikan laptop secara paksa</text:p>
        </text:list-item>
        <text:list-item>
          <text:p text:style-name="P8">sudo shutdown -h 60 (1ment) : <text:span text:style-name="T4">mematikan laptop dengan timer (waktu)</text:span></text:p>
        </text:list-item>
        <text:list-item>
          <text:p text:style-name="P8">sudo shutdown -h now : Mematikan laptop secara langsung sebagai super user</text:p>
        </text:list-item>
        <text:list-item>
          <text:p text:style-name="P8">shutdown -h now : Mematikan laptop secara langsung dan perlu konfirmasi</text:p>
        </text:list-item>
        <text:list-item>
          <text:p text:style-name="P8">halt : Mematikan laptop tanpa menampilkan konfirmasi</text:p>
        </text:list-item>
        <text:list-item>
          <text:p text:style-name="P8">poweroff : Mematikan semua proses yang berjalan sebelum mematikan laptop</text:p>
        </text:list-item>
        <text:list-item>
          <text:p text:style-name="P10">lsblk : untuk melihat daftar partisi</text:p>
        </text:list-item>
        <text:list-item>
          <text:p text:style-name="P10">./xampp-linux-x64-7.4.33-0-installer.run : menjalankan file installasi</text:p>
          <text:p text:style-name="P8"/>
          <text:p text:style-name="P6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0T08:57:07.048951040</meta:creation-date>
    <dc:date>2023-12-20T09:35:02.737854275</dc:date>
    <meta:editing-duration>PT29M14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227" meta:character-count="1417" meta:non-whitespace-character-count="1229"/>
  </office:meta>
</office:document-meta>
</file>